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line-height="100%"/>
    </style:style>
    <style:style style:name="P2" style:parent-style-name="Normal" style:family="paragraph">
      <style:paragraph-properties fo:line-height="100%"/>
    </style:style>
    <style:style style:name="P3" style:parent-style-name="Normal" style:family="paragraph">
      <style:paragraph-properties fo:line-height="100%"/>
    </style:style>
    <style:style style:name="P4" style:parent-style-name="Normal" style:family="paragraph">
      <style:paragraph-properties fo:line-height="100%"/>
    </style:style>
    <style:style style:name="P5" style:parent-style-name="Normal" style:family="paragraph">
      <style:paragraph-properties fo:line-height="100%"/>
    </style:style>
    <style:style style:name="P6" style:parent-style-name="Normal" style:family="paragraph">
      <style:paragraph-properties fo:line-height="100%"/>
    </style:style>
    <style:style style:name="P7" style:parent-style-name="Normal" style:family="paragraph">
      <style:paragraph-properties fo:line-height="100%"/>
    </style:style>
    <style:style style:name="P8" style:parent-style-name="Normal" style:family="paragraph">
      <style:paragraph-properties fo:line-height="100%"/>
    </style:style>
  </office:automatic-styles>
  <office:body>
    <office:text text:use-soft-page-breaks="true">
      <text:p text:style-name="P1">850-45-1234</text:p>
      <text:p text:style-name="P2">825-46-2345</text:p>
      <text:p text:style-name="P3">738235432</text:p>
      <text:p text:style-name="P4">123456789123</text:p>
      <text:p text:style-name="P5">877125647</text:p>
      <text:p text:style-name="P6"/>
      <text:p text:style-name="P7">count: 4</text:p>
      <text:p text:style-name="P8">priority: 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200%"/>
      <style:text-properties style:font-name="Times New Roman" fo:font-size="12pt" style:font-size-asian="12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teven Kakoczky</meta:initial-creator>
    <dc:creator>Steven Kakoczky</dc:creator>
    <meta:creation-date>2011-12-07T02:49:00Z</meta:creation-date>
    <dc:date>2011-12-07T04:31:00Z</dc:date>
    <meta:template xlink:href="Normal.dotm" xlink:type="simple"/>
    <meta:editing-cycles>3</meta:editing-cycles>
    <meta:editing-duration>PT0S</meta:editing-duration>
    <meta:document-statistic meta:page-count="1" meta:paragraph-count="1" meta:word-count="11" meta:character-count="78" meta:row-count="1" meta:non-whitespace-character-count="68"/>
  </office:meta>
</office:document-meta>
</file>